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P2" style:parent-style-name="Normale" style:family="paragraph">
      <style:text-properties fo:language="en" fo:country="US"/>
    </style:style>
    <style:style style:name="P3" style:parent-style-name="Normale" style:family="paragraph">
      <style:text-properties fo:language="en" fo:country="US"/>
    </style:style>
    <style:style style:name="P4" style:parent-style-name="Normale" style:family="paragraph">
      <style:text-properties fo:language="en" fo:country="US"/>
    </style:style>
    <style:style style:name="P5" style:parent-style-name="Normale" style:family="paragraph">
      <style:text-properties fo:language="en" fo:country="US"/>
    </style:style>
    <style:style style:name="P6" style:parent-style-name="Titolo" style:family="paragraph">
      <style:text-properties fo:language="en" fo:country="US"/>
    </style:style>
    <style:style style:name="P7" style:parent-style-name="Normale" style:family="paragraph">
      <style:text-properties fo:language="en" fo:country="US"/>
    </style:style>
    <style:style style:name="P8" style:parent-style-name="Normale" style:family="paragraph">
      <style:text-properties fo:language="en" fo:country="US"/>
    </style:style>
    <style:style style:name="P9" style:parent-style-name="Normale" style:family="paragraph">
      <style:text-properties fo:language="en" fo:country="US"/>
    </style:style>
    <style:style style:name="P10" style:parent-style-name="Normale" style:family="paragraph">
      <style:text-properties fo:language="en" fo:country="US"/>
    </style:style>
    <style:style style:name="P11" style:parent-style-name="Titolo" style:family="paragraph">
      <style:text-properties fo:language="en" fo:country="US"/>
    </style:style>
    <style:style style:name="P12" style:parent-style-name="Titolo" style:family="paragraph">
      <style:text-properties fo:language="en" fo:country="US"/>
    </style:style>
    <style:style style:name="P13" style:parent-style-name="Titolo" style:family="paragraph">
      <style:text-properties fo:language="en" fo:country="US"/>
    </style:style>
    <style:style style:name="P14" style:parent-style-name="Titolo" style:family="paragraph">
      <style:text-properties fo:language="en" fo:country="US"/>
    </style:style>
    <style:style style:name="P15" style:parent-style-name="Normale" style:family="paragraph">
      <style:text-properties fo:language="en" fo:country="US"/>
    </style:style>
    <style:style style:name="P16" style:parent-style-name="Normale" style:family="paragraph">
      <style:text-properties fo:language="en" fo:country="US"/>
    </style:style>
    <style:style style:name="P17" style:parent-style-name="Normale" style:family="paragraph">
      <style:text-properties fo:language="en" fo:country="US"/>
    </style:style>
    <style:style style:name="P18" style:parent-style-name="Normale" style:family="paragraph">
      <style:text-properties fo:language="en" fo:country="US"/>
    </style:style>
    <style:style style:name="P19" style:parent-style-name="Titolo" style:family="paragraph">
      <style:text-properties fo:language="en" fo:country="US"/>
    </style:style>
    <style:style style:name="P20" style:parent-style-name="Normale" style:family="paragraph">
      <style:text-properties fo:language="en" fo:country="US"/>
    </style:style>
    <style:style style:name="P21" style:parent-style-name="Normale" style:family="paragraph">
      <style:text-properties fo:language="en" fo:country="US"/>
    </style:style>
    <style:style style:name="P22" style:parent-style-name="Normale" style:family="paragraph">
      <style:text-properties fo:language="en" fo:country="US"/>
    </style:style>
    <style:style style:name="T23" style:parent-style-name="Car.predefinitoparagrafo" style:family="text">
      <style:text-properties fo:language="en" fo:country="US"/>
    </style:style>
  </office:automatic-styles>
  <office:body>
    <office:text text:use-soft-page-breaks="true">
      <text:p text:style-name="P1">Ricerca 1:</text:p>
      <text:p text:style-name="Normale">Percentuale di 1 in misogyny_prediction: 13.85%</text:p>
      <text:p text:style-name="Normale">Percentuale di 1 in irony_prediction tra misogini: 61.11% <text:s text:c="4"/></text:p>
      <text:p text:style-name="Normale">Percentuale di 0 in irony_prediction tra misogini: 38.89% <text:s text:c="4"/></text:p>
      <text:p text:style-name="Normale">Percentuale di 1 in hatespeech_prediction tra misogini: 11.11%</text:p>
      <text:p text:style-name="Normale">Percentuale di 0 in hatespeech_prediction tra misogini: 88.89%</text:p>
      <text:p text:style-name="Normale">Totali per ogni emozione:</text:p>
      <text:p text:style-name="Normale">Anger <text:s text:c="5"/>13</text:p>
      <text:p text:style-name="P2">Disgust <text:s text:c="3"/>29</text:p>
      <text:p text:style-name="P3">Fear <text:s text:c="7"/>0</text:p>
      <text:p text:style-name="P4">Joy <text:s text:c="8"/>0</text:p>
      <text:p text:style-name="P5">Sadness <text:s text:c="4"/>0</text:p>
      <text:p text:style-name="P6">Ricerca 2</text:p>
      <text:p text:style-name="Normale">Percentuale di 1 in misogyny_prediction: 28.57%</text:p>
      <text:p text:style-name="Normale">Percentuale di 1 in irony_prediction tra misogini: 88.03% <text:s text:c="4"/></text:p>
      <text:p text:style-name="Normale">Percentuale di 0 in irony_prediction tra misogini: 11.97% <text:s text:c="4"/></text:p>
      <text:p text:style-name="Normale">Percentuale di 1 in hatespeech_prediction tra misogini: 7.04%<text:s/></text:p>
      <text:p text:style-name="Normale">Percentuale di 0 in hatespeech_prediction tra misogini: 92.96%</text:p>
      <text:p text:style-name="Normale">Totali per ogni emozione:</text:p>
      <text:p text:style-name="Normale">Anger <text:s text:c="6"/>4</text:p>
      <text:p text:style-name="P7">Disgust <text:s text:c="3"/>16</text:p>
      <text:p text:style-name="P8">Fear <text:s text:c="7"/>0</text:p>
      <text:p text:style-name="P9">Joy <text:s text:c="8"/>7</text:p>
      <text:p text:style-name="P10">Sadness <text:s text:c="4"/>0</text:p>
      <text:p text:style-name="P11"/>
      <text:p text:style-name="P12"/>
      <text:p text:style-name="P13"/>
      <text:p text:style-name="P14">Ricerca 3</text:p>
      <text:p text:style-name="Normale">Percentuale di 1 in misogyny_prediction: 21.23%</text:p>
      <text:p text:style-name="Normale">Percentuale di 1 in irony_prediction tra misogini: 84.68%</text:p>
      <text:p text:style-name="Normale">Percentuale di 1 in hatespeech_prediction tra misogini: 7.77%</text:p>
      <text:p text:style-name="Normale">Percentuale di 0 in hatespeech_prediction tra misogini: 92.23%</text:p>
      <text:p text:style-name="Normale">Totali per ogni emozione:</text:p>
      <text:p text:style-name="Normale">Anger <text:s text:c="5"/>212</text:p>
      <text:p text:style-name="P15">Disgust <text:s text:c="3"/>623</text:p>
      <text:p text:style-name="P16">Fear <text:s text:c="8"/>0</text:p>
      <text:p text:style-name="P17">Joy <text:s text:c="8"/>92</text:p>
      <text:p text:style-name="P18">Sadness <text:s text:c="4"/>18</text:p>
      <text:p text:style-name="P19">Ricerca 4</text:p>
      <text:p text:style-name="Normale">Percentuale di 1 in misogyny_prediction: 11.57%</text:p>
      <text:p text:style-name="Normale">Percentuale di 1 in irony_prediction tra misogini: 92.00%</text:p>
      <text:p text:style-name="Normale">Percentuale di 0 in irony_prediction tra misogini: 8.00%</text:p>
      <text:p text:style-name="Normale">Percentuale di 1 in hatespeech_prediction tra misogini: 8.00%</text:p>
      <text:p text:style-name="Normale">Percentuale di 0 in hatespeech_prediction tra misogini: 92.00%</text:p>
      <text:p text:style-name="Normale">Totali per ogni emozione:</text:p>
      <text:p text:style-name="Normale">Anger <text:s text:c="5"/>13</text:p>
      <text:p text:style-name="P20">Disgust <text:s text:c="3"/>30</text:p>
      <text:p text:style-name="P21">Fear <text:s text:c="7"/>0</text:p>
      <text:p text:style-name="P22">Joy <text:s text:c="8"/>1</text:p>
      <text:p text:style-name="Normale"><text:span text:style-name="T23">Sadness <text:s text:c="4"/>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tabile Domenico</meta:initial-creator>
    <dc:creator>Stabile Domenico</dc:creator>
    <meta:creation-date>2025-03-14T13:06:00Z</meta:creation-date>
    <dc:date>2025-03-14T14:31:00Z</dc:date>
    <meta:template xlink:href="Normal" xlink:type="simple"/>
    <meta:editing-cycles>3</meta:editing-cycles>
    <meta:editing-duration>PT840S</meta:editing-duration>
    <meta:document-statistic meta:page-count="2" meta:paragraph-count="3" meta:word-count="231" meta:character-count="1549" meta:row-count="11" meta:non-whitespace-character-count="1321"/>
  </office:meta>
</office:document-meta>
</file>